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sans-serif" svg:font-family="sans-serif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style:font-size-asian="14pt" style:language-asian="zh" style:country-asian="CN" style:font-size-complex="14pt" style:language-complex="hi" style:country-complex="IN"/>
    </style:style>
    <style:style style:name="P2" style:family="paragraph" style:parent-style-name="Standard">
      <style:paragraph-properties fo:text-align="justify" style:justify-single-word="false"/>
      <style:text-properties fo:color="#000000" style:font-name="DejaVu Serif" fo:font-size="16pt" fo:language="ru" fo:country="RU" fo:font-weight="bold" officeooo:paragraph-rsid="0013f6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DejaVu Serif" fo:font-size="16pt" fo:language="ru" fo:country="RU" style:text-underline-style="none" fo:font-weight="bold" officeooo:paragraph-rsid="0013f6e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erif" fo:font-size="12pt" fo:language="ru" fo:country="RU" fo:font-weight="normal" officeooo:rsid="00028035" officeooo:paragraph-rsid="0013f6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DejaVu Serif" fo:font-size="12pt" fo:language="ru" fo:country="RU" fo:font-weight="normal" officeooo:rsid="00028035" officeooo:paragraph-rsid="0013f6e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fo:font-weight="normal" officeooo:rsid="0017cd58" officeooo:paragraph-rsid="0017cd5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text-underline-style="none" fo:font-weight="normal" officeooo:paragraph-rsid="0016ff74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DejaVu Serif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DejaVu Serif" fo:font-size="14pt" fo:language="ru" fo:country="RU" style:text-underline-style="none" fo:font-weight="bold" officeooo:paragraph-rsid="0016ff74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style:font-size-asian="14pt" style:language-asian="zh" style:country-asian="CN" style:font-size-complex="14pt" style:language-complex="hi" style:country-complex="IN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officeooo:paragraph-rsid="0016ff74" style:font-size-asian="14pt" style:language-asian="zh" style:country-asian="CN" style:font-size-complex="14pt" style:language-complex="hi" style:country-complex="IN"/>
    </style:style>
    <style:style style:name="P16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officeooo:rsid="001b220e" officeooo:paragraph-rsid="001b220e" style:font-size-asian="14pt" style:language-asian="zh" style:country-asian="CN" style:font-size-complex="14pt" style:language-complex="hi" style:country-complex="IN"/>
    </style:style>
    <style:style style:name="P17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fo:font-weight="normal" officeooo:paragraph-rsid="00177982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fo:font-style="normal" fo:font-weight="normal" officeooo:paragraph-rsid="0015733e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DejaVu Serif"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style:font-name="DejaVu Serif" fo:font-size="14pt" style:text-underline-style="none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officeooo:rsid="00155909" officeooo:paragraph-rsid="00155909"/>
    </style:style>
    <style:style style:name="P23" style:family="paragraph" style:parent-style-name="Standard">
      <style:paragraph-properties fo:text-align="justify" style:justify-single-word="false"/>
      <style:text-properties fo:color="#000000" style:font-name="DejaVu Serif" fo:font-size="14pt" fo:language="ru" fo:country="RU" fo:font-style="normal" fo:font-weight="normal" style:font-size-asian="14pt" style:language-asian="zh" style:country-asian="CN" style:font-style-asian="italic" style:font-weight-asian="normal" style:font-size-complex="14pt" style:language-complex="hi" style:country-complex="IN" style:font-style-complex="italic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DejaVu Serif" fo:font-size="16pt" fo:language="ru" fo:country="RU" fo:font-weight="bold" officeooo:rsid="00028035" officeooo:paragraph-rsid="0013f6e0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erif" fo:font-size="14pt" fo:letter-spacing="normal" fo:language="ru" fo:country="RU" fo:font-style="normal" fo:font-weight="normal" officeooo:rsid="0016ff74" officeooo:paragraph-rsid="0016ff74" style:font-size-asian="14pt" style:language-asian="zh" style:country-asian="CN" style:font-size-complex="14pt" style:language-complex="hi" style:country-complex="IN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erif" fo:font-size="14pt" fo:letter-spacing="normal" fo:language="ru" fo:country="RU" fo:font-style="normal" fo:font-weight="normal" officeooo:paragraph-rsid="0016ff74" style:font-size-asian="14pt" style:language-asian="zh" style:country-asian="CN" style:font-size-complex="14pt" style:language-complex="hi" style:country-complex="IN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style:font-name="DejaVu Serif" fo:font-size="14pt" fo:letter-spacing="normal" fo:language="ru" fo:country="RU" fo:font-style="normal" style:text-underline-style="solid" style:text-underline-width="auto" style:text-underline-color="font-color" fo:font-weight="normal" officeooo:rsid="0016ff74" officeooo:paragraph-rsid="0016ff74" style:font-size-asian="14pt" style:language-asian="zh" style:country-asian="CN" style:font-size-complex="14pt" style:language-complex="hi" style:country-complex="IN"/>
    </style:style>
    <style:style style:name="P28" style:family="paragraph" style:parent-style-name="Text_20_body">
      <style:paragraph-properties fo:text-align="justify" style:justify-single-word="false"/>
      <style:text-properties fo:color="#000000" style:font-name="DejaVu Serif" fo:font-size="14pt" fo:language="ru" fo:country="RU" fo:font-weight="normal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officeooo:paragraph-rsid="0016ff74"/>
    </style:style>
    <style:style style:name="P3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color="#000000" style:font-name="DejaVu Serif" fo:font-size="14pt" fo:language="ru" fo:country="RU" style:text-underline-style="none" fo:font-weight="normal" officeooo:paragraph-rsid="0016ff74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color="#000000" officeooo:paragraph-rsid="0016ff74"/>
    </style:style>
    <style:style style:name="T1" style:family="text">
      <style:text-properties fo:font-style="italic" officeooo:rsid="0017cd58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officeooo:rsid="0015733e"/>
    </style:style>
    <style:style style:name="T3" style:family="text">
      <style:text-properties fo:font-style="normal" officeooo:rsid="0017cd58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155909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style:language-asian="zh" style:country-asian="CN" style:language-complex="hi" style:country-complex="IN"/>
    </style:style>
    <style:style style:name="T7" style:family="text">
      <style:text-properties fo:language="ru" fo:country="RU" officeooo:rsid="00177982" style:language-asian="zh" style:country-asian="CN" style:language-complex="hi" style:country-complex="IN"/>
    </style:style>
    <style:style style:name="T8" style:family="text">
      <style:text-properties fo:language="ru" fo:country="RU" style:text-underline-style="solid" style:text-underline-width="auto" style:text-underline-color="font-color" style:language-asian="zh" style:country-asian="CN" style:language-complex="hi" style:country-complex="IN"/>
    </style:style>
    <style:style style:name="T9" style:family="text">
      <style:text-properties style:font-name="DejaVu Serif" fo:font-size="14pt" fo:language="ru" fo:country="RU" style:font-size-asian="14pt" style:language-asian="zh" style:country-asian="CN" style:font-size-complex="14pt" style:language-complex="hi" style:country-complex="IN"/>
    </style:style>
    <style:style style:name="T10" style:family="text">
      <style:text-properties style:font-name="DejaVu Serif" fo:font-size="14pt" fo:language="ru" fo:country="RU" fo:font-style="normal" style:text-underline-style="none" fo:font-weight="normal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T11" style:family="text">
      <style:text-properties officeooo:rsid="00037686"/>
    </style:style>
    <style:style style:name="T12" style:family="text">
      <style:text-properties officeooo:rsid="0013f6e0"/>
    </style:style>
    <style:style style:name="T13" style:family="text">
      <style:text-properties officeooo:rsid="00155909"/>
    </style:style>
    <style:style style:name="T14" style:family="text">
      <style:text-properties fo:font-variant="normal" fo:text-transform="none" style:font-name="DejaVu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DejaVu Serif" fo:font-size="14pt" fo:letter-spacing="normal" fo:font-style="normal" fo:font-weight="normal" officeooo:rsid="0016ff74" style:font-size-asian="14pt" style:font-size-complex="14pt"/>
    </style:style>
    <style:style style:name="T16" style:family="text">
      <style:text-properties fo:font-variant="normal" fo:text-transform="none" style:font-name="DejaVu Serif" fo:font-size="14pt" fo:letter-spacing="normal" fo:language="ru" fo:country="RU" fo:font-style="normal" style:text-underline-style="none" fo:font-weight="normal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font-name="DejaVu Serif" fo:font-size="14pt" fo:letter-spacing="normal" fo:font-style="normal" style:text-underline-style="none" fo:font-weight="normal" style:text-blinking="false" style:font-size-asian="14pt" style:font-size-complex="14pt"/>
    </style:style>
    <style:style style:name="T18" style:family="text">
      <style:text-properties fo:font-variant="normal" fo:text-transform="none" style:text-line-through-style="none" style:text-line-through-type="none" style:font-name="DejaVu Serif" fo:font-size="14pt" fo:letter-spacing="normal" fo:language="ru" fo:country="RU" fo:font-style="normal" style:text-underline-style="none" fo:font-weight="normal" style:text-blinking="false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style:text-underline-style="none" style:font-style-asian="normal" style:font-weight-asian="normal" style:font-style-complex="normal" style:font-weight-complex="normal"/>
    </style:style>
    <style:style style:name="T22" style:family="text">
      <style:text-properties fo:font-size="10pt" officeooo:rsid="00028035" style:font-size-asian="10pt" style:font-size-complex="10pt"/>
    </style:style>
    <style:style style:name="T23" style:family="text">
      <style:text-properties style:font-style-asian="normal" style:font-weight-asian="normal" style:font-style-complex="normal" style:font-weight-complex="normal"/>
    </style:style>
    <style:style style:name="T24" style:family="text">
      <style:text-properties officeooo:rsid="0017cd58"/>
    </style:style>
    <style:style style:name="T25" style:family="text">
      <style:text-properties officeooo:rsid="0019591c"/>
    </style:style>
    <style:style style:name="T26" style:family="text">
      <style:text-properties officeooo:rsid="00198a00"/>
    </style:style>
    <style:style style:name="T27" style:family="text">
      <style:text-properties officeooo:rsid="001ce726"/>
    </style:style>
    <style:style style:name="T28" style:family="text">
      <style:text-properties officeooo:rsid="001e254a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1">Курсовая</text:span> работа № <text:span text:style-name="T12">7</text:span></text:p>
      <text:p text:style-name="P2"/>
      <text:p text:style-name="P4">Выполнена студентом</text:p>
      <text:p text:style-name="P4">группы М8О-106Б</text:p>
      <text:p text:style-name="P4">Мигалевым Романом.</text:p>
      <text:p text:style-name="P5"/>
      <text:p text:style-name="P3">Разреженные матрицы</text:p>
      <text:p text:style-name="P6"/>
      <text:p text:style-name="P6"/>
      <text:p text:style-name="P11">Введение</text:p>
      <text:p text:style-name="P13"/>
      <text:p text:style-name="P22"><text:span text:style-name="T9">На сегодняшний день, несмотря на возможности использования больших хранилищ информации, измеряемых терабайтами и более, вопрос сжатия данных и более компактного их хранения стоит по-прежнему весьма остро. Одним из алгоритмов сохранения физической памяти при хранении big data является использование разреженных матриц.</text:span></text:p>
      <text:p text:style-name="P1"/>
      <text:p text:style-name="P8"/>
      <text:p text:style-name="P12">Разреженные матрицы <text:span text:style-name="T22">(по материалам Википедии)</text:span></text:p>
      <text:p text:style-name="P10"/>
      <text:p text:style-name="P15"><text:span text:style-name="T5">Разрежённая матрица — это матрица с преимущественно нулевыми элементами. В противном случае, если большая часть элементов матрицы ненулевые, матрица считается плотной.</text:span></text:p>
      <text:p text:style-name="P15"><text:span text:style-name="T5"/></text:p>
      <text:p text:style-name="P29"><text:span text:style-name="T16">Огромные разрежённые матрицы часто возникают при решении таких задач, как </text:span><text:span text:style-name="T18">дифференциальное уравнение в частных производных</text:span><text:span text:style-name="T16">.</text:span></text:p>
      <text:p text:style-name="P31"><text:span text:style-name="T14">При хр</text:span><text:span text:style-name="T15">а</text:span><text:span text:style-name="T14">нении и преобразовании разрежённых матриц в </text:span><text:span text:style-name="T17">компьютере</text:span><text:span text:style-name="T14"> бывает полезно, а часто и необходимо, использовать специальные </text:span><text:span text:style-name="T17">алгоритмы</text:span><text:span text:style-name="T14"> и </text:span><text:span text:style-name="T17">структуры данных</text:span><text:span text:style-name="T14">, которые учитывают разрежённую структуру матрицы. Операции и алгоритмы, применяемые для работы с обычными, плотными матрицами, применительно к большим разрежённым матрицам работают относительно медленно и требуют значительных объёмов памяти. Однако разрежённые матрицы могут быть легко сжаты путём записи только своих ненулевых элементов, что снижает требования к </text:span><text:span text:style-name="T17">компьютерной памяти</text:span><text:span text:style-name="T14">.</text:span></text:p>
      <text:p text:style-name="P25"><text:span text:style-name="T21"/></text:p>
      <text:p text:style-name="P27"><text:soft-page-break/><text:span text:style-name="T23">Представление:</text:span></text:p>
      <text:p text:style-name="P26"><text:span text:style-name="T21">Один из возможных вариантов хранения — по строкам. В каждой строке — список ненулевых элементов и список их индексов.</text:span></text:p>
      <text:p text:style-name="P30"><text:span text:style-name="T20">Расход памяти на один ненулевой элемент равен размеру элемента + 4 байта на индекс (на 32-разрядной архитектуре). Недостаток — доступ к произвольному элементу строки за O(log(N)), где N — максимальное количество элементов в строке. Такая скорость достигается бинарным поиском по индексу.</text:span></text:p>
      <text:p text:style-name="P11">Задание <text:span text:style-name="T13">3</text:span></text:p>
      <text:p text:style-name="P17"/>
      <text:p text:style-name="P17">Составить программу на языке Си с <text:s/>функциями для обработки прямоугольных разреженных матриц с элементами целого типа, которая:</text:p>
      <text:p text:style-name="P17"/>
      <text:p text:style-name="P17">1) вводит матрицы различного размера, представленные во входном текстовом файле в обычном формате (по строкам), с одновременным размещением ненулевых элементов в разреженной матрице в соответствии с заданной схемой;</text:p>
      <text:p text:style-name="P17"/>
      <text:p text:style-name="P17">2) печатает введенные матрицы во внутреннем представлении согласно заданной схеме размещения и в обычном виде;</text:p>
      <text:p text:style-name="P17"/>
      <text:p text:style-name="P17">3) выполняет необходимые преобразования разреженных матриц (или вычисления над ними) путем обращения к соответствующим процедурам и функциям;</text:p>
      <text:p text:style-name="P17"/>
      <text:p text:style-name="P18">4) печатает результат преобразования (вычисления) согласно заданной схеме размещения и в обычном виде.</text:p>
      <text:p text:style-name="P18"/>
      <text:p text:style-name="P18"><text:span text:style-name="T4">Схема размещения:</text:span></text:p>
      <text:p text:style-name="P17">Один вектор. Ненулевому элементу соответствует две ячейки: первая содержит номер столбца, вторая содержит значение элемента. Нуль в первой ячейке означает конец строки, а вторая ячейка содержит в этом случае номер следующей хранимой строки. Нули в обеих ячейках являются признаком конца перечня ненулевых элементов разреженной матрицы.</text:p>
      <text:p text:style-name="P17"/>
      <text:p text:style-name="P23"><text:span text:style-name="T19">-1; номер строки; номер столбца; значение; номер столбца; значение; ...; -1; номер строки; номер столбца; значение; -1; -1.</text:span></text:p>
      <text:p text:style-name="P19"><text:soft-page-break/><text:span text:style-name="T2">Преобразование:</text:span></text:p>
      <text:p text:style-name="P28"><text:span text:style-name="T20">Найти ненулевой элемент матрицы, ближайщий (по модулю разности) к заданному значению. Домножить на него элементы строки и столбца, на пересечении которых он расположен. Если таких элементов несколько, обработать первый из столбца с максимальным индексом.</text:span></text:p>
      <text:p text:style-name="P20"><text:span text:style-name="T8"/></text:p>
      <text:p text:style-name="P21"><text:span text:style-name="T6">Описание рабо</text:span><text:span text:style-name="T7">ты</text:span><text:span text:style-name="T6"> программы</text:span></text:p>
      <text:p text:style-name="P8"/>
      <text:p text:style-name="P8">– <text:span text:style-name="T24">Реализуем две структуры: </text:span><text:span text:style-name="T1">Matrix.c </text:span><text:span text:style-name="T3">и </text:span><text:span text:style-name="T1">Vector.c</text:span><text:span text:style-name="T3">. Храним их модули определения, соответственно, в </text:span><text:span text:style-name="T1">Matrix.h </text:span><text:span text:style-name="T3">и </text:span><text:span text:style-name="T1">Vector.h</text:span><text:span text:style-name="T3">.</text:span></text:p>
      <text:p text:style-name="P8"/>
      <text:p text:style-name="P9">typedef struct Matrix<text:tab/><text:tab/>typedef struct Vector</text:p>
      <text:p text:style-name="P9">{<text:tab/><text:tab/><text:tab/><text:tab/><text:tab/><text:tab/>{</text:p>
      <text:p text:style-name="P9"><text:tab/>int M, N;<text:tab/><text:tab/><text:tab/><text:tab/><text:tab/>int *arr;</text:p>
      <text:p text:style-name="P9"><text:tab/>Vector* V;<text:tab/><text:tab/><text:tab/><text:tab/><text:tab/>int size;</text:p>
      <text:p text:style-name="P9"><text:tab/><text:tab/><text:tab/><text:tab/><text:tab/><text:tab/><text:tab/>int maxSize;</text:p>
      <text:p text:style-name="P9">} Matrix;<text:tab/><text:tab/><text:tab/><text:tab/><text:tab/></text:p>
      <text:p text:style-name="P9"><text:tab/><text:tab/><text:tab/><text:tab/><text:tab/><text:tab/>} Vector;</text:p>
      <text:p text:style-name="P7"/>
      <text:p text:style-name="P9">Вектор V в структуре Matrix отображет вид разреженной матрицы.</text:p>
      <text:p text:style-name="P9"/>
      <text:p text:style-name="P9">Опишем для каждой структуры соответс<text:span text:style-name="T28">т</text:span>вующие им станд<text:span text:style-name="T28">а</text:span>ртные функции (чтение, печать и т.д.)</text:p>
      <text:p text:style-name="P9"/>
      <text:p text:style-name="P9">– Считаем матрицу построчно функцией readMatrix(). Если встречаем ненулевое значение, записываем его в разреженный вид к соответсвующей строке, указывая столбец элемента и его значение.</text:p>
      <text:p text:style-name="P9"/>
      <text:p text:style-name="P9">– <text:span text:style-name="T25">Выведем полученный разреженный вид входной матрицы.</text:span></text:p>
      <text:p text:style-name="P9"/>
      <text:p text:style-name="P9">– <text:span text:style-name="T25">Реализуем получение значения m[i][j] из разреженной матрицы посредством функции Matrix_getValue(m, i, j).</text:span></text:p>
      <text:p text:style-name="P9"/>
      <text:p text:style-name="P9">– <text:span text:style-name="T25">Считаем введенное значение, пройдемся по столбцам матрицы, находя наименьший по модулю разницы множитель. Запоминаем его координаты.</text:span></text:p>
      <text:p text:style-name="P9"/>
      <text:p text:style-name="P9">– <text:span text:style-name="T25">Выводим полученный множитель и домножаем на него все элементы строки и столбца, на пересечении которых стоит этот элемент, посредством функции Matrix_multiplyValue(m, i, j, koef)</text:span></text:p>
      <text:p text:style-name="P9"><text:soft-page-break/>– <text:span text:style-name="T26">Выводим полученную матрицу в разреженной виде, а также ее квадратичный вид, используя функцию printMatrix() для соответствующего преобразования.</text:span></text:p>
      <text:p text:style-name="P7"/>
      <text:p text:style-name="P7"/>
      <text:p text:style-name="P11">Заключение</text:p>
      <text:p text:style-name="P14"/>
      <text:p text:style-name="P16">В результате выполнения данной работы можно сделать вывод, что при хранении матрицы с большим количеством нулевых элементов использование разреженного вида гораздо более эк<text:span text:style-name="T27">о</text:span>номично и практично, что утверждает данный метод как эффективный для использования в хранении данных и их обработ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sans-serif" svg:font-family="sans-serif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4" style:display-name="Heading 4" style:family="paragraph" style:parent-style-name="Heading" style:default-outline-level="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19:54</meta:creation-date>
    <dc:language>en-US</dc:language>
    <meta:print-date>2017-06-27T13:24:49</meta:print-date>
    <dc:date>2017-06-30T05:34:52.352325676</dc:date>
    <meta:editing-cycles>134</meta:editing-cycles>
    <meta:editing-duration>PT21H11M31S</meta:editing-duration>
    <meta:generator>LibreOffice/5.1.6.2$Linux_X86_64 LibreOffice_project/10m0$Build-2</meta:generator>
    <meta:document-statistic meta:table-count="0" meta:image-count="0" meta:object-count="0" meta:page-count="4" meta:paragraph-count="44" meta:word-count="609" meta:character-count="4700" meta:non-whitespace-character-count="4088"/>
  </office:meta>
</office:document-meta>
</file>